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6.8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401cm" fo:min-width="6.8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366cm" svg:height="1.27cm" svg:x="3.794cm" svg:y="2.524cm">
          <text:p text:style-name="P1">Framework EntryPoin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366cm" svg:height="1.27cm" svg:x="3.794cm" svg:y="4.937cm">
          <text:p text:style-name="P1">Create EntryPoint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545cm" svg:height="0.721cm" svg:x="12.174cm" svg:y="5.118cm">
          <draw:text-box>
            <text:p text:style-name="P3">Implement EntryPoint</text:p>
          </draw:text-box>
        </draw:frame>
        <draw:custom-shape draw:style-name="gr1" draw:text-style-name="P2" xml:id="id3" draw:id="id3" draw:layer="layout" svg:width="7.366cm" svg:height="1.27cm" svg:x="3.794cm" svg:y="7.35cm">
          <text:p text:style-name="P1">Start a Workflow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767cm" svg:height="1.191cm" svg:x="12.176cm" svg:y="7.431cm">
          <draw:text-box>
            <text:p text:style-name="P3">Implement Workflow and provide </text:p>
            <text:p text:style-name="P3">EntryPoint as Input</text:p>
          </draw:text-box>
        </draw:frame>
        <draw:custom-shape draw:style-name="gr3" draw:text-style-name="P2" xml:id="id4" draw:id="id4" draw:layer="layout" svg:width="7.366cm" svg:height="1.651cm" svg:x="3.794cm" svg:y="9.636cm">
          <text:p text:style-name="P1">Framework processes </text:p>
          <text:p text:style-name="P1">the resul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477cm" svg:y1="3.794cm" svg:x2="7.477cm" svg:y2="4.937cm" draw:start-shape="id1" draw:start-glue-point="2" draw:end-shape="id2" draw:end-glue-point="0" svg:d="M7477 3794v1143" svg:viewBox="0 0 1 1144">
          <text:p/>
        </draw:connector>
        <draw:connector draw:style-name="gr4" draw:text-style-name="P2" draw:layer="layout" svg:x1="7.477cm" svg:y1="6.207cm" svg:x2="7.477cm" svg:y2="7.35cm" draw:start-shape="id2" draw:start-glue-point="2" draw:end-shape="id3" draw:end-glue-point="0" svg:d="M7477 6207v1143" svg:viewBox="0 0 1 1144">
          <text:p/>
        </draw:connector>
        <draw:connector draw:style-name="gr4" draw:text-style-name="P2" draw:layer="layout" svg:x1="7.477cm" svg:y1="8.62cm" svg:x2="7.477cm" svg:y2="9.636cm" draw:start-shape="id3" draw:start-glue-point="2" draw:end-shape="id4" draw:end-glue-point="0" svg:d="M7477 8620v1016" svg:viewBox="0 0 1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09:16:16.686262000</meta:creation-date>
    <dc:date>2016-09-06T09:23:22.848601000</dc:date>
    <meta:editing-duration>PT7M6S</meta:editing-duration>
    <meta:editing-cycles>1</meta:editing-cycles>
    <meta:document-statistic meta:object-count="9"/>
    <meta:generator>LibreOffice/5.0.5.2$MacOSX_X86_64 LibreOffice_project/55b006a02d247b5f7215fc6ea0fde844b30035b3</meta:generator>
  </office:meta>
</office:document-meta>
</file>